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0AD55241004A9E0B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.582cm" draw:z-index="0"><draw:image xlink:href="Pictures/1000000100000742000000AD55241004A9E0B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4:44:39.694502250</meta:creation-date>
    <dc:date>2023-10-25T14:45:04.292468008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